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Short_20_line_20_Arrow" draw:marker-end-width="0.8cm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4.2cm" svg:height="4.4cm" svg:x="2.8cm" svg:y="3.6cm">
          <text:p text:style-name="P1">Uživatelé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4.4cm" svg:x="13.3cm" svg:y="3.7cm">
          <text:p text:style-name="P1">Past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cm" svg:y1="5.8cm" svg:x2="13.4cm" svg:y2="5.8cm">
          <text:p/>
        </draw:line>
        <draw:frame draw:style-name="gr3" draw:text-style-name="P2" draw:layer="layout" svg:width="2.195cm" svg:height="0.886cm" svg:x="3.805cm" svg:y="6.4cm">
          <draw:text-box>
            <text:p text:style-name="P2"><text:span text:style-name="T1">Jméno</text:span></text:p>
          </draw:text-box>
        </draw:frame>
        <draw:frame draw:style-name="gr4" draw:text-style-name="P2" draw:layer="layout" svg:width="2.161cm" svg:height="0.9cm" svg:x="14.305cm" svg:y="6.5cm">
          <draw:text-box>
            <text:p text:style-name="P2"><text:span text:style-name="T1">Obsa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mo </meta:initial-creator>
    <meta:creation-date>2015-12-27T16:04:25.852810972</meta:creation-date>
    <dc:date>2015-12-27T16:13:27.976838459</dc:date>
    <dc:creator>nemo </dc:creator>
    <meta:editing-duration>PT7M23S</meta:editing-duration>
    <meta:editing-cycles>2</meta:editing-cycles>
    <meta:generator>LibreOffice/4.2.8.2$Linux_X86_64 LibreOffice_project/420m0$Build-2</meta:generator>
    <meta:document-statistic meta:object-count="5"/>
  </office:meta>
</office:document-meta>
</file>